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11in" svg:x="0.1768in" svg:y="0.0673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7583" calcext:value-type="float">
            <text:p>7583</text:p>
          </table:table-cell>
          <table:table-cell table:formula="of:=SUM([.H40:.H41])" office:value-type="float" office:value="207" calcext:value-type="float">
            <text:p>207</text:p>
          </table:table-cell>
          <table:table-cell table:formula="of:=SUM([.K40] /[.J40])" office:value-type="percentage" office:value="0.0272979032045365" calcext:value-type="percentage">
            <text:p>2.73%</text:p>
          </table:table-cell>
          <table:table-cell table:formula="of:=[.J40]/ 100" office:value-type="float" office:value="75.83" calcext:value-type="float">
            <text:p>75.83</text:p>
          </table:table-cell>
          <table:table-cell table:formula="of:=[.L40]*10000" office:value-type="float" office:value="272.979032045365" calcext:value-type="float">
            <text:p>272.98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18394" calcext:value-type="float">
            <text:p>418394</text:p>
          </table:table-cell>
          <table:table-cell table:style-name="ce1" table:formula="of:=SUM([.H3:.H65])" office:value-type="float" office:value="4869" calcext:value-type="float">
            <text:p>4869</text:p>
          </table:table-cell>
          <table:table-cell table:formula="of:=[.H67]/[.G67]" office:value-type="percentage" office:value="0.0116373561762358" calcext:value-type="percentage">
            <text:p>1.16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09:30:45.746593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1-26T09:31:05.411209894</dc:date>
    <meta:editing-duration>P2DT17H50M29S</meta:editing-duration>
    <meta:editing-cycles>169</meta:editing-cycles>
    <meta:generator>LibreOffice/6.4.7.2$Linux_X86_64 LibreOffice_project/40$Build-2</meta:generator>
    <meta:document-statistic meta:table-count="2" meta:cell-count="132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4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207">
                <text:p>207</text:p>
              </table:table-cell>
              <table:table-cell office:value-type="float" office:value="1981.5">
                <text:p>1981.5</text:p>
              </table:table-cell>
              <table:table-cell office:value-type="float" office:value="75.83">
                <text:p>75.83</text:p>
              </table:table-cell>
              <table:table-cell office:value-type="float" office:value="272.979032045365">
                <text:p>272.9790320453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